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ba50"/>
    </style:style>
    <style:style style:name="P2" style:family="paragraph" style:parent-style-name="Standard">
      <style:text-properties officeooo:paragraph-rsid="00199026"/>
    </style:style>
    <style:style style:name="P3" style:family="paragraph" style:parent-style-name="Standard">
      <style:text-properties officeooo:paragraph-rsid="00221f78"/>
    </style:style>
    <style:style style:name="P4" style:family="paragraph" style:parent-style-name="Standard">
      <style:text-properties officeooo:paragraph-rsid="00231d23"/>
    </style:style>
    <style:style style:name="P5" style:family="paragraph" style:parent-style-name="Standard">
      <style:text-properties officeooo:rsid="00231d23" officeooo:paragraph-rsid="00231d23"/>
    </style:style>
    <style:style style:name="P6" style:family="paragraph" style:parent-style-name="Standard">
      <style:text-properties officeooo:paragraph-rsid="00279e38"/>
    </style:style>
    <style:style style:name="P7" style:family="paragraph" style:parent-style-name="Standard">
      <style:text-properties officeooo:paragraph-rsid="002987cd"/>
    </style:style>
    <style:style style:name="P8" style:family="paragraph" style:parent-style-name="Standard">
      <style:text-properties officeooo:rsid="0017ae3f" officeooo:paragraph-rsid="0017ae3f"/>
    </style:style>
    <style:style style:name="P9" style:family="paragraph" style:parent-style-name="Standard">
      <style:text-properties officeooo:rsid="0017ae3f" officeooo:paragraph-rsid="002f02de"/>
    </style:style>
    <style:style style:name="P10" style:family="paragraph" style:parent-style-name="Standard">
      <style:text-properties officeooo:rsid="0017ae3f" officeooo:paragraph-rsid="0030e103"/>
    </style:style>
    <style:style style:name="P11" style:family="paragraph" style:parent-style-name="Standard">
      <style:text-properties officeooo:rsid="0018ba50" officeooo:paragraph-rsid="0018ba50"/>
    </style:style>
    <style:style style:name="P12" style:family="paragraph" style:parent-style-name="Standard">
      <style:text-properties officeooo:rsid="00199026" officeooo:paragraph-rsid="0018ba50"/>
    </style:style>
    <style:style style:name="P13" style:family="paragraph" style:parent-style-name="Standard">
      <style:text-properties officeooo:rsid="00199026" officeooo:paragraph-rsid="00199026"/>
    </style:style>
    <style:style style:name="P14" style:family="paragraph" style:parent-style-name="Standard">
      <style:text-properties officeooo:rsid="00221f78" officeooo:paragraph-rsid="00221f78"/>
    </style:style>
    <style:style style:name="P15" style:family="paragraph" style:parent-style-name="Standard">
      <style:text-properties officeooo:rsid="00231d23" officeooo:paragraph-rsid="00231d23"/>
    </style:style>
    <style:style style:name="P16" style:family="paragraph" style:parent-style-name="Standard">
      <style:text-properties officeooo:rsid="00239648" officeooo:paragraph-rsid="00239648"/>
    </style:style>
    <style:style style:name="P17" style:family="paragraph" style:parent-style-name="Standard">
      <style:text-properties officeooo:rsid="002324f0" officeooo:paragraph-rsid="002324f0"/>
    </style:style>
    <style:style style:name="P18" style:family="paragraph" style:parent-style-name="Standard">
      <style:text-properties officeooo:rsid="002324f0" officeooo:paragraph-rsid="0024be15"/>
    </style:style>
    <style:style style:name="P19" style:family="paragraph" style:parent-style-name="Standard">
      <style:text-properties officeooo:rsid="0024be15" officeooo:paragraph-rsid="0024be15"/>
    </style:style>
    <style:style style:name="P20" style:family="paragraph" style:parent-style-name="Standard">
      <style:text-properties officeooo:rsid="001c80ee" officeooo:paragraph-rsid="00231d23"/>
    </style:style>
    <style:style style:name="P21" style:family="paragraph" style:parent-style-name="Standard">
      <style:text-properties officeooo:rsid="001c80ee" officeooo:paragraph-rsid="00199026"/>
    </style:style>
    <style:style style:name="P22" style:family="paragraph" style:parent-style-name="Standard">
      <style:text-properties officeooo:rsid="001f77d6" officeooo:paragraph-rsid="002324f0"/>
    </style:style>
    <style:style style:name="P23" style:family="paragraph" style:parent-style-name="Standard">
      <style:text-properties officeooo:rsid="001f77d6" officeooo:paragraph-rsid="00231d23"/>
    </style:style>
    <style:style style:name="P24" style:family="paragraph" style:parent-style-name="Standard">
      <style:text-properties officeooo:rsid="001f77d6" officeooo:paragraph-rsid="001f77d6"/>
    </style:style>
    <style:style style:name="P25" style:family="paragraph" style:parent-style-name="Standard">
      <style:text-properties officeooo:rsid="001f77d6" officeooo:paragraph-rsid="00199026"/>
    </style:style>
    <style:style style:name="P26" style:family="paragraph" style:parent-style-name="Standard">
      <style:text-properties officeooo:rsid="001b4f09" officeooo:paragraph-rsid="001b4f09"/>
    </style:style>
    <style:style style:name="P27" style:family="paragraph" style:parent-style-name="Standard">
      <style:text-properties officeooo:rsid="0027e46e" officeooo:paragraph-rsid="00279e38"/>
    </style:style>
    <style:style style:name="P28" style:family="paragraph" style:parent-style-name="Standard">
      <style:text-properties officeooo:rsid="0027e46e" officeooo:paragraph-rsid="0027e46e"/>
    </style:style>
    <style:style style:name="P29" style:family="paragraph" style:parent-style-name="Standard">
      <style:text-properties officeooo:rsid="00285352" officeooo:paragraph-rsid="00279e38"/>
    </style:style>
    <style:style style:name="P30" style:family="paragraph" style:parent-style-name="Standard">
      <style:text-properties officeooo:rsid="00285352" officeooo:paragraph-rsid="00285352"/>
    </style:style>
    <style:style style:name="P31" style:family="paragraph" style:parent-style-name="Standard">
      <style:paragraph-properties style:border-line-width-bottom="0in 0.0016in 0.0008in" fo:padding="0.0291in" fo:border-left="none" fo:border-right="none" fo:border-top="none" fo:border-bottom="0.14pt double #000000" style:join-border="false"/>
      <style:text-properties officeooo:rsid="0018ba50" officeooo:paragraph-rsid="0017ae3f"/>
    </style:style>
    <style:style style:name="T1" style:family="text">
      <style:text-properties officeooo:rsid="0018ba50"/>
    </style:style>
    <style:style style:name="T2" style:family="text">
      <style:text-properties officeooo:rsid="00199026"/>
    </style:style>
    <style:style style:name="T3" style:family="text">
      <style:text-properties officeooo:rsid="001b78c5"/>
    </style:style>
    <style:style style:name="T4" style:family="text">
      <style:text-properties officeooo:rsid="001c80ee"/>
    </style:style>
    <style:style style:name="T5" style:family="text">
      <style:text-properties officeooo:rsid="00221f78"/>
    </style:style>
    <style:style style:name="T6" style:family="text">
      <style:text-properties officeooo:rsid="00279e38"/>
    </style:style>
    <style:style style:name="T7" style:family="text">
      <style:text-properties officeooo:rsid="0027e46e"/>
    </style:style>
    <style:style style:name="T8" style:family="text">
      <style:text-properties officeooo:rsid="00285352"/>
    </style:style>
    <style:style style:name="T9" style:family="text">
      <style:text-properties officeooo:rsid="002987cd"/>
    </style:style>
    <style:style style:name="T10" style:family="text">
      <style:text-properties officeooo:rsid="002f02de"/>
    </style:style>
    <style:style style:name="T11" style:family="text">
      <style:text-properties officeooo:rsid="0030e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@auther : guohow</text:span></text:p>
      <text:p text:style-name="P10"><text:span text:style-name="T11">@date 14.05.13</text:span></text:p>
      <text:p text:style-name="P8"/>
      <text:p text:style-name="P8">Recovery移植汉化：</text:p>
      <text:p text:style-name="P8"/>
      <text:p text:style-name="P8">1, 首先需要recovery的源代码，推荐CWM,如何下载省略。</text:p>
      <text:p text:style-name="P8"/>
      <text:p text:style-name="P8">2, 以CM10.1的源代码为例，移植Nexus7的中文rec</text:p>
      <text:p text:style-name="P8"/>
      <text:p text:style-name="P8">(1) 首先要获取机器相关配置文件</text:p>
      <text:p text:style-name="P8"/>
      <text:p text:style-name="P8">device:</text:p>
      <text:p text:style-name="P8"/>
      <text:p text:style-name="P8">可以从github获取，如果github上没有你的机器型号，那么你需要自己定制：</text:p>
      <text:p text:style-name="P8"/>
      <text:p text:style-name="P8">执行命令，source环境,生成工具，配置变量;</text:p>
      <text:p text:style-name="P8"># cd cm10.1</text:p>
      <text:p text:style-name="P8"># source build/envsetup.sh</text:p>
      <text:p text:style-name="P8"># make otatools</text:p>
      <text:p text:style-name="P8"/>
      <text:p text:style-name="P8">生成了bin下的一系列tool，比如aapt...</text:p>
      <text:p text:style-name="P8">之后把终端提示的out目录位置添加到环境变量，如何添加变量以及如何配置linux环境我就不罗嗦了。</text:p>
      <text:p text:style-name="P8"/>
      <text:p text:style-name="P8">切换到工具目录，执行mkvendor.sh</text:p>
      <text:p text:style-name="P8"/>
      <text:p text:style-name="P8"># cd build/tools/device</text:p>
      <text:p text:style-name="P8"/>
      <text:p text:style-name="P8"># ./mkvendor.sh 机器厂商 机器型号 boot.img所在目录</text:p>
      <text:p text:style-name="P8"/>
      <text:p text:style-name="P8">例如我将boot.img直接放到了tools下：</text:p>
      <text:p text:style-name="P8"># <text:s/>./mkvendor.sh asus grouper boot.img</text:p>
      <text:p text:style-name="P8"/>
      <text:p text:style-name="P8"/>
      <text:p text:style-name="P8">！如果提示没权限，那么最好切换到主目录执行对整个源码目录赋权</text:p>
      <text:p text:style-name="P8"/>
      <text:p text:style-name="P8"># croot</text:p>
      <text:p text:style-name="P8"># cd ..</text:p>
      <text:p text:style-name="P8"># sudo chmod 777 -R cm10.1</text:p>
      <text:p text:style-name="P8">…..</text:p>
      <text:p text:style-name="P8"/>
      <text:p text:style-name="P8">之后重新执行mkvendor.sh</text:p>
      <text:p text:style-name="P8"/>
      <text:p text:style-name="P8">执行完会发现device目录有了你的设备device</text:p>
      <text:p text:style-name="P8"/>
      <text:p text:style-name="P8">通常这个device不能直接使用，你需要适当修改：</text:p>
      <text:p text:style-name="P8"/>
      <text:p text:style-name="P8">最主要的文件：recovery.fast文件，一般可以通过对比官方的rec进行适当调整，这里就不做过多解释。相信你可以修改好一个能编译rec的device</text:p>
      <text:p text:style-name="P8"/>
      <text:p text:style-name="P8"><text:soft-page-break/>(2) 开始编译调试</text:p>
      <text:p text:style-name="P8"/>
      <text:p text:style-name="P8">在源码主目录下先执行一遍</text:p>
      <text:p text:style-name="P8"># source build/envsetup.sh</text:p>
      <text:p text:style-name="P8"/>
      <text:p text:style-name="P8">以防万一</text:p>
      <text:p text:style-name="P8"/>
      <text:p text:style-name="P8">之后执行lunch：</text:p>
      <text:p text:style-name="P8"/>
      <text:p text:style-name="P8"># lunch cm_device名称-eng</text:p>
      <text:p text:style-name="P8"/>
      <text:p text:style-name="P8">通常格式是这样子的，不排除其他方法，在生成device的同时终端会打印出如何lunch的提示，不再赘述。</text:p>
      <text:p text:style-name="P8"/>
      <text:p text:style-name="P8"/>
      <text:p text:style-name="P8">lunch完成可以执行rec编译了：</text:p>
      <text:p text:style-name="P8"/>
      <text:p text:style-name="P8"># make -j4 recoveryimage</text:p>
      <text:p text:style-name="P8"/>
      <text:p text:style-name="P8">大约10分钟你可以找到一个初步的recovery了。</text:p>
      <text:p text:style-name="P8"/>
      <text:p text:style-name="P31"/>
      <text:p text:style-name="P11"/>
      <text:p text:style-name="P11"/>
      <text:p text:style-name="P11">各种折腾之后你完成了一个rec的适配，但是你会发现他是E文的，作为一个闲着蛋疼的人，还是要将他汉化一下证明自己的实力;</text:p>
      <text:p text:style-name="P11"/>
      <text:p text:style-name="P12"/>
      <text:p text:style-name="P12"/>
      <text:p text:style-name="P1"><text:span text:style-name="T2">3,</text:span><text:span text:style-name="T1">汉化</text:span></text:p>
      <text:p text:style-name="P11"/>
      <text:p text:style-name="P2"><text:span text:style-name="T2">首先</text:span><text:span text:style-name="T3">：</text:span><text:span text:style-name="T2">获取字库生成脚本以及fonts文件</text:span></text:p>
      <text:p text:style-name="P13"/>
      <text:p text:style-name="P3"><text:a xlink:type="simple" xlink:href="https://github.com/HyperToxic/CWM_REC_6.0.3.2_CHN.git"><text:span text:style-name="T5">https://github.com/HyperToxic/CWM_REC_6.0.3.2_CHN.git</text:span></text:a></text:p>
      <text:p text:style-name="P14"/>
      <text:p text:style-name="P4"><text:span text:style-name="T2">字库生成文件在minui下</text:span><text:span text:style-name="T4">：</text:span></text:p>
      <text:p text:style-name="P5"/>
      <text:p text:style-name="P5"/>
      <text:p text:style-name="P16">graphics.c</text:p>
      <text:p text:style-name="P5">chinese.c</text:p>
      <text:p text:style-name="P5">chinese.h</text:p>
      <text:p text:style-name="P17">这三个是已经修改好的c和头文件;</text:p>
      <text:p text:style-name="P18"/>
      <text:p text:style-name="P19">！你需要手动创建fonts文件夹，放一个.ttf文件，命名为a.ttf</text:p>
      <text:p text:style-name="P19"/>
      <text:p text:style-name="P20"/>
      <text:p text:style-name="P22">chinese_gen.rb </text:p>
      <text:p text:style-name="P22">是ruby下的执行脚本，需要安装ruby运行环境：</text:p>
      <text:p text:style-name="P23"/>
      <text:p text:style-name="P24"/>
      <text:p text:style-name="P24"><text:soft-page-break/>#终端下操作：</text:p>
      <text:p text:style-name="P24"/>
      <text:p text:style-name="P24">1.sudo apt-get install ruby1.9.1 </text:p>
      <text:p text:style-name="P24"><text:s/></text:p>
      <text:p text:style-name="P24">2.sudo apt-get install ruby1.9.1-dev </text:p>
      <text:p text:style-name="P24"/>
      <text:p text:style-name="P24">3.sudo apt-get install libmagickwand-dev </text:p>
      <text:p text:style-name="P24"/>
      <text:p text:style-name="P24">4.sudo gem1.9.1 install rmagick </text:p>
      <text:p text:style-name="P24"/>
      <text:p text:style-name="P24">5.sudo apt-get install gperf </text:p>
      <text:p text:style-name="P24"/>
      <text:p text:style-name="P25"/>
      <text:p text:style-name="P21">fonts自己找字体就是了;</text:p>
      <text:p text:style-name="P13"/>
      <text:p text:style-name="P13"/>
      <text:p text:style-name="P2"><text:span text:style-name="T2">准备工作做好了</text:span><text:span text:style-name="T6">，开始正是工作，</text:span><text:span text:style-name="T2">汉化分三步</text:span></text:p>
      <text:p text:style-name="P13"/>
      <text:p text:style-name="P26">1,进入recovery主目录，依次打开各个目录下的.c文件，找到print、MENU_ITEM、MENU_HEADERS 字样，适当翻译成汉语。</text:p>
      <text:p text:style-name="P26"/>
      <text:p text:style-name="P6"><text:span text:style-name="T6">2</text:span><text:span text:style-name="T7">，进入minui目录执行：</text:span></text:p>
      <text:p text:style-name="P27"/>
      <text:p text:style-name="P27"># ruby *.rb 10 18 18</text:p>
      <text:p text:style-name="P28">自动生成相关c文件、头文件、以及字库</text:p>
      <text:p text:style-name="P27"/>
      <text:p text:style-name="P6"><text:span text:style-name="T7">将生成的文件复制到源代码里面的</text:span><text:span text:style-name="T8">minui目录</text:span></text:p>
      <text:p text:style-name="P29"/>
      <text:p text:style-name="P30">3, 编译调试</text:p>
      <text:p text:style-name="P30"/>
      <text:p text:style-name="P7"><text:span text:style-name="T8">重新编译recovery</text:span><text:span text:style-name="T9">，刷入，</text:span><text:span text:style-name="T8">检查各个部分是否汉化完全。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ohow </meta:initial-creator>
    <meta:creation-date>2013-05-14T08:22:43</meta:creation-date>
    <dc:date>2013-05-14T09:43:33</dc:date>
    <dc:creator>guohow </dc:creator>
    <meta:editing-duration>PT1H1M52S</meta:editing-duration>
    <meta:editing-cycles>27</meta:editing-cycles>
    <meta:generator>LibreOffice/4.0.2.2$Linux_X86_64 LibreOffice_project/400m0$Build-2</meta:generator>
    <meta:document-statistic meta:table-count="0" meta:image-count="0" meta:object-count="0" meta:page-count="3" meta:paragraph-count="66" meta:word-count="808" meta:character-count="1554" meta:non-whitespace-character-count="1486"/>
  </office:meta>
</office:document-meta>
</file>